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17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1.1984in"/>
    </style:style>
    <style:style style:name="co5" style:family="table-column">
      <style:table-column-properties fo:break-before="auto" style:column-width="0.95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>
      <style:table-cell-properties fo:background-color="#ffff66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  <style:text-properties fo:language="de" fo:country="DE"/>
    </style:style>
    <style:style style:name="ce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</style:style>
  </office:automatic-styles>
  <office:body>
    <office:spreadsheet>
      <table:calculation-settings table:case-sensitive="false" table:search-criteria-must-apply-to-whole-cell="false"/>
      <table:table table:name="A040618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3"/>
        <table:table-row table:style-name="ro1">
          <table:table-cell table:style-name="ce8" office:value-type="string" calcext:value-type="string">
            <text:p>Reference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Notes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C1,C2,C5,C6,C8-C10,C12</text:p>
          </table:table-cell>
          <table:table-cell table:style-name="ce2" office:value-type="string" calcext:value-type="string">
            <text:p>C_Disc_D3_P2.5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0.1uF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C3,C4</text:p>
          </table:table-cell>
          <table:table-cell table:style-name="ce2" office:value-type="string" calcext:value-type="string">
            <text:p>C_Disc_D3_P2.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2pF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C7,C11</text:p>
          </table:table-cell>
          <table:table-cell table:style-name="ce2" office:value-type="string" calcext:value-type="string">
            <text:p>C_Radial_D6.3_L11.2_P2.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0uF</text:p>
          </table:table-cell>
          <table:table-cell table:style-name="ce5" office:value-type="string" calcext:value-type="string">
            <text:p>16V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1,D11</text:p>
          </table:table-cell>
          <table:table-cell table:style-name="ce2" office:value-type="string" calcext:value-type="string">
            <text:p>LED-3MM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HALT, SD</text:p>
          </table:table-cell>
          <table:table-cell table:style-name="ce5" office:value-type="string" calcext:value-type="string">
            <text:p>Re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2,D3</text:p>
          </table:table-cell>
          <table:table-cell table:style-name="ce2" office:value-type="string" calcext:value-type="string">
            <text:p>LED-3MM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MA, IO_OP</text:p>
          </table:table-cell>
          <table:table-cell table:style-name="ce5" office:value-type="string" calcext:value-type="string">
            <text:p>Whit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LED-3M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OS</text:p>
          </table:table-cell>
          <table:table-cell table:style-name="ce5" office:value-type="string" calcext:value-type="string">
            <text:p>Gree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LED-3M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Blu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6,D10</text:p>
          </table:table-cell>
          <table:table-cell table:style-name="ce2" office:value-type="string" calcext:value-type="string">
            <text:p>D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N4148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D7,D8,D9</text:p>
          </table:table-cell>
          <table:table-cell table:style-name="ce2" office:value-type="string" calcext:value-type="string">
            <text:p>D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N5817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Pin_Header_Straight_1x0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OEXP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Pin_Header_Straight_1x0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ERIAL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IDC_PCB_3x2 Mal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CSP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JST_XH 02x2.50m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UX_P</text:p>
          </table:table-cell>
          <table:table-cell table:style-name="ce5" office:value-type="string" calcext:value-type="string">
            <text:p>Not populate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5</text:p>
          </table:table-cell>
          <table:table-cell table:style-name="ce4" office:value-type="string" calcext:value-type="string">
            <text:p>Pin_Header_Straight_1x06 Femal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TC_MOD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Pin_Header_Straight_1x06 Femal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D_MOD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Pin_Header_Straight_2x1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GPIO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Q1,Q2</text:p>
          </table:table-cell>
          <table:table-cell table:style-name="ce2" office:value-type="string" calcext:value-type="string">
            <text:p>TO-9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N2907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R1,R7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10,R12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390" calcext:value-type="float">
            <text:p>390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17,R18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k2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2,R6,R16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3,R4,R5,R8,R9,R11,R14,R15,R21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N1,RN2</text:p>
          </table:table-cell>
          <table:table-cell table:style-name="ce2" office:value-type="string" calcext:value-type="string">
            <text:p>Resistor_Array_SIP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 x8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SW1,SW2</text:p>
          </table:table-cell>
          <table:table-cell table:style-name="ce2" office:value-type="string" calcext:value-type="string">
            <text:p>SW_PUSH_6mm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USER, RESET</text:p>
          </table:table-cell>
          <table:table-cell table:style-name="ce5" office:value-type="string" calcext:value-type="string">
            <text:p>6x6x5m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DIP-14 with socke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74HC0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DIP-40 with socke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Z84C0008 (CMOS)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DIP-40 with socke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TMEGA32A-PU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DIP-32 with socke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C551001-7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DIP-28 with socke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MCP23017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HC-49V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6MHz</text:p>
          </table:table-cell>
          <table:table-cell table:style-name="ce5"/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040618.A1:A040618.E3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_32_0_25__20_-_20_Colore_20_1" style:display-name="20% - Colore 1" style:family="table-cell" style:parent-style-name="Default" style:data-style-name="N0">
      <style:table-cell-properties fo:background-color="#dce6f1"/>
    </style:style>
    <style:style style:name="_32_0_25__20_-_20_Colore_20_2" style:display-name="20% - Colore 2" style:family="table-cell" style:parent-style-name="Default" style:data-style-name="N0">
      <style:table-cell-properties fo:background-color="#f2dcdb"/>
    </style:style>
    <style:style style:name="_32_0_25__20_-_20_Colore_20_3" style:display-name="20% - Colore 3" style:family="table-cell" style:parent-style-name="Default" style:data-style-name="N0">
      <style:table-cell-properties fo:background-color="#ebf1de"/>
    </style:style>
    <style:style style:name="_32_0_25__20_-_20_Colore_20_4" style:display-name="20% - Colore 4" style:family="table-cell" style:parent-style-name="Default" style:data-style-name="N0">
      <style:table-cell-properties fo:background-color="#e4dfec"/>
    </style:style>
    <style:style style:name="_32_0_25__20_-_20_Colore_20_5" style:display-name="20% - Colore 5" style:family="table-cell" style:parent-style-name="Default" style:data-style-name="N0">
      <style:table-cell-properties fo:background-color="#daeef3"/>
    </style:style>
    <style:style style:name="_32_0_25__20_-_20_Colore_20_6" style:display-name="20% - Colore 6" style:family="table-cell" style:parent-style-name="Default" style:data-style-name="N0">
      <style:table-cell-properties fo:background-color="#fde9d9"/>
    </style:style>
    <style:style style:name="_34_0_25__20_-_20_Colore_20_1" style:display-name="40% - Colore 1" style:family="table-cell" style:parent-style-name="Default" style:data-style-name="N0">
      <style:table-cell-properties fo:background-color="#b8cce4"/>
    </style:style>
    <style:style style:name="_34_0_25__20_-_20_Colore_20_2" style:display-name="40% - Colore 2" style:family="table-cell" style:parent-style-name="Default" style:data-style-name="N0">
      <style:table-cell-properties fo:background-color="#e6b8b7"/>
    </style:style>
    <style:style style:name="_34_0_25__20_-_20_Colore_20_3" style:display-name="40% - Colore 3" style:family="table-cell" style:parent-style-name="Default" style:data-style-name="N0">
      <style:table-cell-properties fo:background-color="#d8e4bc"/>
    </style:style>
    <style:style style:name="_34_0_25__20_-_20_Colore_20_4" style:display-name="40% - Colore 4" style:family="table-cell" style:parent-style-name="Default" style:data-style-name="N0">
      <style:table-cell-properties fo:background-color="#ccc0da"/>
    </style:style>
    <style:style style:name="_34_0_25__20_-_20_Colore_20_5" style:display-name="40% - Colore 5" style:family="table-cell" style:parent-style-name="Default" style:data-style-name="N0">
      <style:table-cell-properties fo:background-color="#b7dee8"/>
    </style:style>
    <style:style style:name="_34_0_25__20_-_20_Colore_20_6" style:display-name="40% - Colore 6" style:family="table-cell" style:parent-style-name="Default" style:data-style-name="N0">
      <style:table-cell-properties fo:background-color="#fcd5b4"/>
    </style:style>
    <style:style style:name="_36_0_25__20_-_20_Colore_20_1" style:display-name="60% - Colore 1" style:family="table-cell" style:parent-style-name="Default" style:data-style-name="N0">
      <style:table-cell-properties fo:background-color="#95b3d7"/>
      <style:text-properties fo:color="#ffffff"/>
    </style:style>
    <style:style style:name="_36_0_25__20_-_20_Colore_20_2" style:display-name="60% - Colore 2" style:family="table-cell" style:parent-style-name="Default" style:data-style-name="N0">
      <style:table-cell-properties fo:background-color="#da9694"/>
      <style:text-properties fo:color="#ffffff"/>
    </style:style>
    <style:style style:name="_36_0_25__20_-_20_Colore_20_3" style:display-name="60% - Colore 3" style:family="table-cell" style:parent-style-name="Default" style:data-style-name="N0">
      <style:table-cell-properties fo:background-color="#c4d79b"/>
      <style:text-properties fo:color="#ffffff"/>
    </style:style>
    <style:style style:name="_36_0_25__20_-_20_Colore_20_4" style:display-name="60% - Colore 4" style:family="table-cell" style:parent-style-name="Default" style:data-style-name="N0">
      <style:table-cell-properties fo:background-color="#b1a0c7"/>
      <style:text-properties fo:color="#ffffff"/>
    </style:style>
    <style:style style:name="_36_0_25__20_-_20_Colore_20_5" style:display-name="60% - Colore 5" style:family="table-cell" style:parent-style-name="Default" style:data-style-name="N0">
      <style:table-cell-properties fo:background-color="#92cddc"/>
      <style:text-properties fo:color="#ffffff"/>
    </style:style>
    <style:style style:name="_36_0_25__20_-_20_Colore_20_6" style:display-name="60% - Colore 6" style:family="table-cell" style:parent-style-name="Default" style:data-style-name="N0">
      <style:table-cell-properties fo:background-color="#fabf8f"/>
      <style:text-properties fo:color="#ffffff"/>
    </style:style>
    <style:style style:name="Calco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lla_20_collegata" style:display-name="Cella collegat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Cella_20_da_20_controllare" style:display-name="Cella da controllare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olore_20_1" style:display-name="Colore 1" style:family="table-cell" style:parent-style-name="Default" style:data-style-name="N0">
      <style:table-cell-properties fo:background-color="#4f81bd"/>
      <style:text-properties fo:color="#ffffff"/>
    </style:style>
    <style:style style:name="Colore_20_2" style:display-name="Colore 2" style:family="table-cell" style:parent-style-name="Default" style:data-style-name="N0">
      <style:table-cell-properties fo:background-color="#c0504d"/>
      <style:text-properties fo:color="#ffffff"/>
    </style:style>
    <style:style style:name="Colore_20_3" style:display-name="Colore 3" style:family="table-cell" style:parent-style-name="Default" style:data-style-name="N0">
      <style:table-cell-properties fo:background-color="#9bbb59"/>
      <style:text-properties fo:color="#ffffff"/>
    </style:style>
    <style:style style:name="Colore_20_4" style:display-name="Colore 4" style:family="table-cell" style:parent-style-name="Default" style:data-style-name="N0">
      <style:table-cell-properties fo:background-color="#8064a2"/>
      <style:text-properties fo:color="#ffffff"/>
    </style:style>
    <style:style style:name="Colore_20_5" style:display-name="Colore 5" style:family="table-cell" style:parent-style-name="Default" style:data-style-name="N0">
      <style:table-cell-properties fo:background-color="#4bacc6"/>
      <style:text-properties fo:color="#ffffff"/>
    </style:style>
    <style:style style:name="Colore_20_6" style:display-name="Colore 6" style:family="table-cell" style:parent-style-name="Default" style:data-style-name="N0">
      <style:table-cell-properties fo:background-color="#f79646"/>
      <style:text-properties fo:color="#ffffff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Neutrale" style:family="table-cell" style:parent-style-name="Default" style:data-style-name="N0">
      <style:table-cell-properties fo:background-color="#ffeb9c"/>
      <style:text-properties fo:color="#9c6500"/>
    </style:style>
    <style:style style:name="Nota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sto_20_avviso" style:display-name="Testo avviso" style:family="table-cell" style:parent-style-name="Default" style:data-style-name="N0">
      <style:text-properties fo:color="#ff0000"/>
    </style:style>
    <style:style style:name="Testo_20_descrittivo" style:display-name="Testo descrittivo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olo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itolo_20_1" style:display-name="Titolo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itolo_20_2" style:display-name="Titolo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itolo_20_3" style:display-name="Titolo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Titolo_20_4" style:display-name="Titolo 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e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Valore_20_non_20_valido" style:display-name="Valore non valido" style:family="table-cell" style:parent-style-name="Default" style:data-style-name="N0">
      <style:table-cell-properties fo:background-color="#ffc7ce"/>
      <style:text-properties fo:color="#9c0006"/>
    </style:style>
    <style:style style:name="Valore_20_valido" style:display-name="Valore valido" style:family="table-cell" style:parent-style-name="Default" style:data-style-name="N0">
      <style:table-cell-properties fo:background-color="#c6efce"/>
      <style:text-properties fo:color="#0061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09:02:14.1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18-07-25T15:30:29.278000000</meta:creation-date>
    <meta:editing-duration>PT14M58S</meta:editing-duration>
    <meta:editing-cycles>9</meta:editing-cycles>
    <dc:date>2021-07-24T09:12:17.890000000</dc:date>
    <meta:document-statistic meta:table-count="1" meta:cell-count="152" meta:object-count="0"/>
  </office:meta>
</office:document-meta>
</file>